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7ffe" officeooo:paragraph-rsid="00107f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e:</text:p>
      <text:p text:style-name="P1">prize money-5000,3000 entry-700</text:p>
      <text:p text:style-name="P1">min 10 names max 14</text:p>
      <text:p text:style-name="P1">age&lt;24</text:p>
      <text:p text:style-name="P1">id proof</text:p>
      <text:p text:style-name="P1">preference for clubs or institutions.</text:p>
      <text:p text:style-name="P1">blast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20:40:38.378561345</meta:creation-date>
    <dc:date>2018-09-29T20:47:40.830486990</dc:date>
    <meta:editing-duration>PT7M6S</meta:editing-duration>
    <meta:editing-cycles>1</meta:editing-cycles>
    <meta:document-statistic meta:table-count="0" meta:image-count="0" meta:object-count="0" meta:page-count="1" meta:paragraph-count="7" meta:word-count="18" meta:character-count="114" meta:non-whitespace-character-count="103"/>
    <meta:generator>LibreOffice/6.0.6.2$Linux_X86_64 LibreOffice_project/00m0$Build-2</meta:generator>
  </office:meta>
</office:document-meta>
</file>